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d5af" officeooo:paragraph-rsid="0010d5af" style:font-weight-asian="bold" style:font-weight-complex="bold"/>
    </style:style>
    <style:style style:name="P2" style:family="paragraph" style:parent-style-name="Standard">
      <style:paragraph-properties fo:padding="0.049cm" fo:border="0.06pt solid #000000" style:shadow="#808080 0.18cm 0.18cm"/>
      <style:text-properties fo:font-weight="bold" officeooo:rsid="0010d5af" officeooo:paragraph-rsid="0010d5af" style:font-weight-asian="bold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0d5af" officeooo:paragraph-rsid="002de2f6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05d5b" officeooo:paragraph-rsid="00105d5b" style:font-weight-asian="bold" style:font-weight-complex="bold"/>
    </style:style>
    <style:style style:name="P5" style:family="paragraph" style:parent-style-name="Standard">
      <style:paragraph-properties fo:line-height="115%" style:shadow="none"/>
      <style:text-properties fo:font-size="10pt" fo:font-style="normal" fo:font-weight="normal" officeooo:rsid="0010d5af" officeooo:paragraph-rsid="0010d5af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15%" style:shadow="none"/>
      <style:text-properties fo:font-size="10pt" fo:font-style="normal" fo:font-weight="bold" officeooo:rsid="001ab566" officeooo:paragraph-rsid="001ab566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115%" style:shadow="none"/>
      <style:text-properties fo:font-size="10pt" fo:font-style="normal" fo:font-weight="bold" officeooo:rsid="001ab566" officeooo:paragraph-rsid="001be09e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115%" style:shadow="non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line-height="115%" style:shadow="none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15%" style:shadow="none"/>
      <style:text-properties fo:font-size="10pt" officeooo:paragraph-rsid="0026370f" style:font-size-asian="10pt" style:font-size-complex="10pt"/>
    </style:style>
    <style:style style:name="P11" style:family="paragraph" style:parent-style-name="Standard">
      <style:paragraph-properties fo:line-height="115%" style:shadow="none"/>
      <style:text-properties fo:font-weight="bold" officeooo:rsid="001314fe" officeooo:paragraph-rsid="001314fe" style:font-weight-asian="bold" style:font-weight-complex="bold"/>
    </style:style>
    <style:style style:name="P12" style:family="paragraph" style:parent-style-name="Standard">
      <style:paragraph-properties fo:line-height="115%" style:shadow="none"/>
      <style:text-properties fo:font-weight="bold" officeooo:rsid="001a4361" officeooo:paragraph-rsid="001a4361" style:font-weight-asian="bold" style:font-weight-complex="bold"/>
    </style:style>
    <style:style style:name="P13" style:family="paragraph" style:parent-style-name="Standard">
      <style:paragraph-properties fo:line-height="115%" style:shadow="none"/>
      <style:text-properties fo:font-weight="bold" officeooo:rsid="0010d5af" officeooo:paragraph-rsid="0010d5af" style:font-weight-asian="bold" style:font-weight-complex="bold"/>
    </style:style>
    <style:style style:name="P14" style:family="paragraph" style:parent-style-name="Standard">
      <style:paragraph-properties fo:line-height="115%" style:shadow="none"/>
      <style:text-properties fo:font-weight="bold" officeooo:rsid="0010d5af" officeooo:paragraph-rsid="00365741" style:font-weight-asian="bold" style:font-weight-complex="bold"/>
    </style:style>
    <style:style style:name="P15" style:family="paragraph" style:parent-style-name="Standard">
      <style:paragraph-properties fo:line-height="115%" style:shadow="none"/>
      <style:text-properties fo:font-weight="normal" officeooo:rsid="0010d5af" officeooo:paragraph-rsid="0010d5af" style:font-weight-asian="normal" style:font-weight-complex="normal"/>
    </style:style>
    <style:style style:name="P16" style:family="paragraph" style:parent-style-name="Standard">
      <style:paragraph-properties fo:line-height="115%" style:shadow="none" style:writing-mode="lr-tb"/>
      <style:text-properties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line-height="115%" style:shadow="none" style:writing-mode="lr-tb"/>
      <style:text-properties fo:font-size="10pt" fo:font-style="normal" officeooo:paragraph-rsid="00345dd8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 style:shadow="none" style:writing-mode="lr-tb"/>
      <style:text-properties fo:font-size="10pt" fo:font-style="normal" fo:font-weight="bold" officeooo:rsid="001ab566" officeooo:paragraph-rsid="003941f4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italic" officeooo:rsid="0017569c" style:font-style-asian="italic" style:font-style-complex="italic"/>
    </style:style>
    <style:style style:name="T5" style:family="text">
      <style:text-properties style:text-position="0% 100%" fo:font-style="italic" officeooo:rsid="0019947c" style:font-style-asian="italic" style:font-style-complex="italic"/>
    </style:style>
    <style:style style:name="T6" style:family="text">
      <style:text-properties style:text-position="0% 100%" officeooo:rsid="00156809"/>
    </style:style>
    <style:style style:name="T7" style:family="text">
      <style:text-properties style:text-position="0% 100%" officeooo:rsid="0017569c"/>
    </style:style>
    <style:style style:name="T8" style:family="text">
      <style:text-properties style:text-position="0% 100%" officeooo:rsid="0019947c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text-position="0% 100%" fo:font-size="10pt" fo:font-weight="normal" officeooo:rsid="0012074c" style:font-size-asian="10pt" style:font-weight-asian="normal" style:font-size-complex="10pt" style:font-weight-complex="normal"/>
    </style:style>
    <style:style style:name="T12" style:family="text">
      <style:text-properties style:text-position="0% 100%" fo:font-size="10pt" fo:font-weight="normal" officeooo:rsid="001314fe" style:font-size-asian="10pt" style:font-weight-asian="normal" style:font-size-complex="10pt" style:font-weight-complex="normal"/>
    </style:style>
    <style:style style:name="T13" style:family="text">
      <style:text-properties style:text-position="0% 100%" fo:font-size="10pt" fo:font-weight="normal" officeooo:rsid="00365741" style:font-size-asian="10pt" style:font-weight-asian="normal" style:font-size-complex="10pt" style:font-weight-complex="normal"/>
    </style:style>
    <style:style style:name="T14" style:family="text">
      <style:text-properties style:text-position="0% 100%" fo:font-size="10pt" fo:font-style="italic" fo:font-weight="normal" officeooo:rsid="001314fe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0% 100%" fo:font-size="10pt" fo:font-style="normal" fo:font-weight="normal" officeooo:rsid="0013503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fo:font-size="10pt" fo:font-style="normal" fo:font-weight="normal" officeooo:rsid="0036574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12074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57c70" style:font-style-asian="italic" style:font-style-complex="italic"/>
    </style:style>
    <style:style style:name="T21" style:family="text">
      <style:text-properties fo:font-style="italic" officeooo:rsid="001a5d83" style:font-style-asian="italic" style:font-style-complex="italic"/>
    </style:style>
    <style:style style:name="T22" style:family="text">
      <style:text-properties fo:font-style="italic" officeooo:rsid="001e3080" style:font-style-asian="italic" style:font-style-complex="italic"/>
    </style:style>
    <style:style style:name="T23" style:family="text">
      <style:text-properties fo:font-style="italic" officeooo:rsid="002422ec" style:font-style-asian="italic" style:font-style-complex="italic"/>
    </style:style>
    <style:style style:name="T24" style:family="text">
      <style:text-properties fo:font-style="italic" officeooo:rsid="00250c75" style:font-style-asian="italic" style:font-style-complex="italic"/>
    </style:style>
    <style:style style:name="T25" style:family="text">
      <style:text-properties fo:font-style="italic" officeooo:rsid="0026370f" style:font-style-asian="italic" style:font-style-complex="italic"/>
    </style:style>
    <style:style style:name="T26" style:family="text">
      <style:text-properties fo:font-style="italic" officeooo:rsid="002c67de" style:font-style-asian="italic" style:font-style-complex="italic"/>
    </style:style>
    <style:style style:name="T27" style:family="text">
      <style:text-properties fo:font-style="italic" officeooo:rsid="002e6630" style:font-style-asian="italic" style:font-style-complex="italic"/>
    </style:style>
    <style:style style:name="T28" style:family="text">
      <style:text-properties fo:font-style="italic" officeooo:rsid="00302984" style:font-style-asian="italic" style:font-style-complex="italic"/>
    </style:style>
    <style:style style:name="T29" style:family="text">
      <style:text-properties fo:font-style="italic" officeooo:rsid="003293f0" style:font-style-asian="italic" style:font-style-complex="italic"/>
    </style:style>
    <style:style style:name="T30" style:family="text">
      <style:text-properties fo:font-style="italic" officeooo:rsid="00345dd8" style:font-style-asian="italic" style:font-style-complex="italic"/>
    </style:style>
    <style:style style:name="T31" style:family="text">
      <style:text-properties fo:font-style="italic" officeooo:rsid="002de2f6" style:font-style-asian="italic" style:font-style-complex="italic"/>
    </style:style>
    <style:style style:name="T32" style:family="text">
      <style:text-properties fo:font-style="italic" officeooo:rsid="0029560b" style:font-style-asian="italic" style:font-style-complex="italic"/>
    </style:style>
    <style:style style:name="T33" style:family="text">
      <style:text-properties fo:font-style="normal" officeooo:rsid="002422ec" style:font-style-asian="normal" style:font-style-complex="normal"/>
    </style:style>
    <style:style style:name="T34" style:family="text">
      <style:text-properties fo:font-style="normal" officeooo:rsid="00250c75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1e3080" style:font-style-asian="normal" style:font-style-complex="normal"/>
    </style:style>
    <style:style style:name="T37" style:family="text">
      <style:text-properties officeooo:rsid="00157c70"/>
    </style:style>
    <style:style style:name="T38" style:family="text">
      <style:text-properties officeooo:rsid="001858a9"/>
    </style:style>
    <style:style style:name="T39" style:family="text">
      <style:text-properties officeooo:rsid="001a4361"/>
    </style:style>
    <style:style style:name="T40" style:family="text">
      <style:text-properties officeooo:rsid="001a5d83"/>
    </style:style>
    <style:style style:name="T41" style:family="text">
      <style:text-properties officeooo:rsid="001be09e"/>
    </style:style>
    <style:style style:name="T42" style:family="text">
      <style:text-properties officeooo:rsid="0020b98c"/>
    </style:style>
    <style:style style:name="T43" style:family="text">
      <style:text-properties officeooo:rsid="002422ec"/>
    </style:style>
    <style:style style:name="T44" style:family="text">
      <style:text-properties officeooo:rsid="0026370f"/>
    </style:style>
    <style:style style:name="T45" style:family="text">
      <style:text-properties officeooo:rsid="0029560b"/>
    </style:style>
    <style:style style:name="T46" style:family="text">
      <style:text-properties officeooo:rsid="002c67de"/>
    </style:style>
    <style:style style:name="T47" style:family="text">
      <style:text-properties officeooo:rsid="002de2f6"/>
    </style:style>
    <style:style style:name="T48" style:family="text">
      <style:text-properties officeooo:rsid="002e6630"/>
    </style:style>
    <style:style style:name="T49" style:family="text">
      <style:text-properties officeooo:rsid="00302984"/>
    </style:style>
    <style:style style:name="T50" style:family="text">
      <style:text-properties officeooo:rsid="003293f0"/>
    </style:style>
    <style:style style:name="T51" style:family="text">
      <style:text-properties officeooo:rsid="00345dd8"/>
    </style:style>
    <style:style style:name="T52" style:family="text">
      <style:text-properties officeooo:rsid="003941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itions de lectures : <text:span text:style-name="T47">ces livres ne seront </text:span><text:span text:style-name="T31">pas</text:span><text:span text:style-name="T47"> étudiés en classe l’an prochain</text:span></text:p>
      <text:p text:style-name="P4"/>
      <text:p text:style-name="P3">Il ne s’agit <text:span text:style-name="T19">que</text:span> de propositions.</text:p>
      <text:p text:style-name="P3"><text:span text:style-name="T47">R</text:span>ien ne vous oblige à tout lire, rien ne vous oblige à lire quoi que <text:span text:style-name="T18">ce</text:span> soit :)</text:p>
      <text:p text:style-name="P1"/>
      <text:p text:style-name="P2"><text:s/>niveau 6<text:span text:style-name="T1">e</text:span></text:p>
      <text:p text:style-name="P5"><text:span text:style-name="T2">► </text:span><text:span text:style-name="T6">(poésie) </text:span><text:span text:style-name="T2">BASHÔ Matsuo, </text:span><text:span text:style-name="T3">Cent onze haïku</text:span></text:p>
      <text:p text:style-name="P5"><text:span text:style-name="T2">► </text:span><text:span text:style-name="T7">(poésie) </text:span><text:span text:style-name="T2">LACOTTE Daniel, ROIG Lola, </text:span><text:span text:style-name="T3">Etincelles</text:span><text:span text:style-name="T2"> </text:span></text:p>
      <text:p text:style-name="P5"><text:span text:style-name="T2">► </text:span><text:span text:style-name="T6">(conte) </text:span><text:span text:style-name="T2">BIEZIN Michaël, RICOSSÉ Julie, </text:span><text:span text:style-name="T3">Samson, le sang et le mie</text:span><text:span text:style-name="T4">l</text:span></text:p>
      <text:p text:style-name="P5"><text:span text:style-name="T7">► (conte) LAMARCHE Léo, </text:span><text:span text:style-name="T4">Les larmes de Psyché</text:span><text:span text:style-name="T7"> </text:span></text:p>
      <text:p text:style-name="P5"><text:span text:style-name="T2">► </text:span><text:span text:style-name="T6">(BD) </text:span><text:span text:style-name="T2">FILIPPI Denis-Pierre, REVEL Sandrine, </text:span><text:span text:style-name="T3">Un drôle d'ange gardien</text:span></text:p>
      <text:p text:style-name="P5"><text:span text:style-name="T2">► </text:span><text:span text:style-name="T8">(BD) PLUMERI Arnaud, BLOZ, </text:span><text:span text:style-name="T5">Les Dinosaures en bande dessinée</text:span><text:span text:style-name="T8"> </text:span></text:p>
      <text:p text:style-name="P5">► <text:span text:style-name="T37">(théâtre) GRANOUILLET Gilles, </text:span><text:span text:style-name="T20">Poucet pour les grands</text:span></text:p>
      <text:p text:style-name="P5">► <text:span text:style-name="T38">(théâtre) </text:span>TOSTAIN Christophe, <text:span text:style-name="T19">L'arbre boit</text:span></text:p>
      <text:p text:style-name="P6">… et n’importe quelle édition de l’<text:span text:style-name="T19">Odyssée</text:span> <text:span text:style-name="T45">et des </text:span><text:span text:style-name="T32">Métamorphoses</text:span><text:span text:style-name="T45"> d’Ovide !</text:span></text:p>
      <text:p text:style-name="P11"><text:span text:style-name="T2"/></text:p>
      <text:p text:style-name="P2"><text:span text:style-name="T2"><text:s/>niveau 5</text:span><text:span text:style-name="T1">e</text:span></text:p>
      <text:p text:style-name="P9">► <text:span text:style-name="T44">(poésie) CHABAS Jean-François, </text:span><text:span text:style-name="T25">Je suis la fille du voleur </text:span></text:p>
      <text:p text:style-name="P10">► <text:span text:style-name="T44">(poésie) PINGUILLY Yves, KOENIG Florence, </text:span><text:span text:style-name="T25">Paris bon bec</text:span><text:span text:style-name="T44"> </text:span></text:p>
      <text:p text:style-name="P9">► <text:span text:style-name="T43">(conte) EL-FASI Mohammed, DERMENGHEN Émile, ZINK Lætitia, </text:span><text:span text:style-name="T23">Nouveaux contes de Fez</text:span></text:p>
      <text:p text:style-name="P9"><text:span text:style-name="T33">► </text:span><text:span text:style-name="T34">(conte) </text:span><text:span text:style-name="T33">SAINT CHAMAS (de) Emmanuelle, SAINT CHAMAS (de) Benoît</text:span><text:span text:style-name="T23"> </text:span><text:span text:style-name="T24">et alii</text:span><text:span text:style-name="T33">, </text:span><text:span text:style-name="T23">Contes des six trésors </text:span></text:p>
      <text:p text:style-name="P9">► <text:span text:style-name="T39">(récit) </text:span>BAYAR Michèle, <text:span text:style-name="T19">La tour des vents</text:span></text:p>
      <text:p text:style-name="P9"><text:span text:style-name="T35">► </text:span><text:span text:style-name="T36">(récit) LE CLÉZIO Jean-Marie Gustave, </text:span><text:span text:style-name="T22">Pawana </text:span></text:p>
      <text:p text:style-name="P8">► <text:span text:style-name="T39">(BD) </text:span>JAMIESON Victoria, <text:span text:style-name="T19">Roller Girl</text:span></text:p>
      <text:p text:style-name="P8">► <text:span text:style-name="T42">(BD) </text:span>ZIDROU, ERNST Serge<text:span text:style-name="T42">, </text:span><text:span text:style-name="T19">Boule à zéro - 3. Docteur Zita </text:span></text:p>
      <text:p text:style-name="P8">► <text:span text:style-name="T40">(théâtre) LINDSTRÖM Börje, </text:span><text:span text:style-name="T21">Contagieux</text:span></text:p>
      <text:p text:style-name="P8"><text:span text:style-name="T40">► (théâtre) RICHARD Dominique, </text:span><text:span text:style-name="T21">Les saisons de Rosemarie</text:span><text:span text:style-name="T40"> </text:span></text:p>
      <text:p text:style-name="P7">… et n’importe quelle édition <text:span text:style-name="T41">des œuvres de Molière et de Jules Verne !</text:span></text:p>
      <text:p text:style-name="P12"><text:span text:style-name="T1"/></text:p>
      <text:p text:style-name="P2"><text:span text:style-name="T2"><text:s/>niveau 3</text:span><text:span text:style-name="T1">e</text:span></text:p>
      <text:p text:style-name="P9">► (poésie) VAN ACKER Christine, <text:span text:style-name="T19">Vilain crapaud cherche jolie grenouille</text:span></text:p>
      <text:p text:style-name="P9">► <text:span text:style-name="T46">(poésie) BOUCHERY Dan, LAMALI Anne, </text:span><text:span text:style-name="T26">Les éphémères</text:span></text:p>
      <text:p text:style-name="P8"><text:span text:style-name="T46">► (conte) HAMPÂTE BÂ Amadou, </text:span><text:span text:style-name="T26">La querelle des deux lézards et autres contes africains</text:span></text:p>
      <text:p text:style-name="P8">► <text:span text:style-name="T48">(conte) PIQUEMAL Michel, LAGAUTRIÈRE Philippe, </text:span><text:span text:style-name="T27">Les philo-fables pour la Terre</text:span></text:p>
      <text:p text:style-name="P8">► <text:span text:style-name="T49">(récit) </text:span>CERASOLI Anna, <text:span text:style-name="T19">Petits et grands mystères des maths</text:span></text:p>
      <text:p text:style-name="P8">► <text:span text:style-name="T49">(récit) SZAC Murielle, </text:span><text:span text:style-name="T28">Un lourd silence</text:span></text:p>
      <text:p text:style-name="P8">► <text:span text:style-name="T50">(BD) SATRAPI Marjane, </text:span><text:span text:style-name="T29">Persépolis</text:span></text:p>
      <text:p text:style-name="P16"><text:span text:style-name="T50">► (BD) TANIGUCHI Jiró, </text:span><text:span text:style-name="T29">Quartier lointain</text:span></text:p>
      <text:p text:style-name="P16">► <text:span text:style-name="T51">(théâtre) SCHWARTZ Evgueni, </text:span><text:span text:style-name="T30">Le dragon</text:span><text:span text:style-name="T51"> </text:span></text:p>
      <text:p text:style-name="P17">► <text:span text:style-name="T51">(théâtre) AUFORT Philippe, </text:span><text:span text:style-name="T30">Le mioche</text:span><text:span text:style-name="T51"> </text:span></text:p>
      <text:p text:style-name="P18">… et <text:span text:style-name="T52">si vous aimez la poésie, tout ce qu’a écrit Charles Baudelaire !</text:span></text:p>
      <text:p text:style-name="P13"><text:span text:style-name="T2"/></text:p>
      <text:p text:style-name="P2"><text:span text:style-name="T2"><text:s/>… et pour vous cultiver à peu de frais … </text:span></text:p>
      <text:p text:style-name="P14"><text:span text:style-name="T10">► </text:span><text:a xlink:type="simple" xlink:href="https://www.lumni.fr/" text:style-name="Internet_20_link" text:visited-style-name="Visited_20_Internet_20_Link"><text:span text:style-name="T10">https://www.lumni.fr/</text:span></text:a><text:span text:style-name="T10"> : </text:span><text:span text:style-name="T13">un site très accessible, conçu par l’éducation nationale pour se cultiver</text:span></text:p>
      <text:p text:style-name="P15"><text:span text:style-name="T9">► </text:span><text:a xlink:type="simple" xlink:href="https://fr.wikipedia.org/wiki/Catégorie:Article_de_qualité" text:style-name="Internet_20_link" text:visited-style-name="Visited_20_Internet_20_Link"><text:span text:style-name="T9">https://fr.wikipedia.org/wiki/Cat%C3%A9gorie:Article_de_qualit%C3%A9</text:span></text:a><text:span text:style-name="T9"> : les articles de qualité de Wikipedia</text:span></text:p>
      <text:p text:style-name="P13"><text:span text:style-name="T10">► </text:span><text:a xlink:type="simple" xlink:href="https://www.lemonde.fr/" text:style-name="Internet_20_link" text:visited-style-name="Visited_20_Internet_20_Link"><text:span text:style-name="T10">https://www.lemonde.fr/</text:span></text:a><text:span text:style-name="T10"> : accès en partie gratuit à l’édition du Monde</text:span></text:p>
      <text:p text:style-name="P13"><text:span text:style-name="T10">► </text:span><text:a xlink:type="simple" xlink:href="https://www.franceculture.fr/" text:style-name="Internet_20_link" text:visited-style-name="Visited_20_Internet_20_Link"><text:span text:style-name="T10">https://www.franceculture.fr/</text:span></text:a><text:span text:style-name="T10"> : accès gratuit à une radio </text:span><text:span text:style-name="T11">de grande qualité</text:span></text:p>
      <text:p text:style-name="P13"><text:span text:style-name="T10">► </text:span><text:a xlink:type="simple" xlink:href="https://www.lemonde.fr/blog/huet/" text:style-name="Internet_20_link" text:visited-style-name="Visited_20_Internet_20_Link"><text:span text:style-name="T10">https://www.lemonde.fr/blog/huet/</text:span></text:a><text:span text:style-name="T10"> : blog scientifique d’un journaliste au Monde</text:span></text:p>
      <text:p text:style-name="P13"><text:span text:style-name="T10">► </text:span><text:a xlink:type="simple" xlink:href="https://www.nytimes.com/" text:style-name="Internet_20_link" text:visited-style-name="Visited_20_Internet_20_Link"><text:span text:style-name="T10">https://www.nytimes.com/</text:span></text:a><text:span text:style-name="T10"> : </text:span><text:span text:style-name="T12">accès gratuit à l’édition du </text:span><text:span text:style-name="T14">New York Times</text:span></text:p>
      <text:p text:style-name="P13"><text:span text:style-name="T12">► </text:span><text:a xlink:type="simple" xlink:href="https://www.welt.de/" text:style-name="Internet_20_link" text:visited-style-name="Visited_20_Internet_20_Link"><text:span text:style-name="T12">https://www.welt.de/</text:span></text:a><text:span text:style-name="T12"> : accès gratuit à l’édition du </text:span><text:span text:style-name="T14">Welt</text:span></text:p>
      <text:p text:style-name="P11"><text:span text:style-name="T15">► </text:span><text:a xlink:type="simple" xlink:href="https://www.deepl.com/translator" text:style-name="Internet_20_link" text:visited-style-name="Visited_20_Internet_20_Link"><text:span text:style-name="T15">https://www.deepl.com/</text:span></text:a><text:span text:style-name="T15"> : </text:span><text:span text:style-name="T16">traduction gratuite et d’assez bonne qualité (français ↔ anglais, français ↔ alleman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22:15:20.232242160</meta:creation-date>
    <dc:date>2020-07-02T23:01:37.191224553</dc:date>
    <meta:editing-duration>PT46M17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427" meta:character-count="2706" meta:non-whitespace-character-count="2309"/>
  </office:meta>
</office:document-meta>
</file>